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8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9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0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U:</text:p>
      <text:p text:style-name="Standard"><text:tab/></text:p>
      <text:list xml:id="list2744219269332415063" text:style-name="L2">
        <text:list-item>
          <text:p text:style-name="P4">Nome da Equipe aparecendo no menu do jogo.</text:p>
        </text:list-item>
        <text:list-item>
          <text:p text:style-name="P4">Imagem de fundo no menu do jogo</text:p>
        </text:list-item>
        <text:list-item>
          <text:p text:style-name="P4">Desenho dos botões dos jogos e posiciona-los de uma melhor forma na tela, mas o botão do quinto jogo deve ficar desativado.</text:p>
        </text:list-item>
        <text:list-item>
          <text:p text:style-name="P4">Colocar música de fundo no menu e som de clique nos botões.</text:p>
        </text:list-item>
        <text:list-item>
          <text:p text:style-name="P4">Botão de “like”e “share”.</text:p>
          <text:p text:style-name="P4"/>
        </text:list-item>
      </text:list>
      <text:p text:style-name="Standard"/>
      <text:p text:style-name="P1">CRÉDITOS:</text:p>
      <text:p text:style-name="P2"><text:tab/></text:p>
      <text:list xml:id="list1586622895097445465" text:style-name="L1">
        <text:list-item>
          <text:p text:style-name="P3">Desenhar a imagem de fundo.</text:p>
        </text:list-item>
        <text:list-item>
          <text:p text:style-name="P3">Colocar créditos de todos os jogos, em ordem: nome do jogo, quem fez os códigos dele, quem fez as artes, os sons, nome da equipe.</text:p>
        </text:list-item>
        <text:list-item>
          <text:p text:style-name="P3">Alinhar o botão “voltar”.</text:p>
        </text:list-item>
      </text:list>
      <text:p text:style-name="Standard"/>
      <text:p text:style-name="P1">PONG:</text:p>
      <text:p text:style-name="P2"><text:tab/><text:tab/><text:tab/><text:tab/><text:tab/><text:tab/>Introdução</text:p>
      <text:list xml:id="list2237685210369115893" text:style-name="L4">
        <text:list-item>
          <text:p text:style-name="P14"><text:span text:style-name="T1">Criar a introdução (desenhar a imagem de fundo) com a explicação de como jogar.</text:span></text:p>
        </text:list-item>
      </text:list>
      <text:list xml:id="list1133909286020118746" text:style-name="L3">
        <text:list-item>
          <text:p text:style-name="P6">Criar botão de começar o jogo.</text:p>
        </text:list-item>
        <text:list-item>
          <text:p text:style-name="P6">Criar botão de voltar ao menu dos jogos.</text:p>
        </text:list-item>
      </text:list>
      <text:p text:style-name="P5"/>
      <text:p text:style-name="P5"><text:tab/><text:tab/><text:tab/><text:tab/><text:tab/><text:tab/><text:span text:style-name="T2">Nível</text:span></text:p>
      <text:list xml:id="list1561050158" text:continue-numbering="true" text:style-name="L3">
        <text:list-item>
          <text:p text:style-name="P6">Desenhar a imagem de fundo.</text:p>
        </text:list-item>
        <text:list-item>
          <text:p text:style-name="P6">Colocar música de fundo e som de colisão das palhetas com a bola.</text:p>
        </text:list-item>
        <text:list-item>
          <text:p text:style-name="P6">Colocar os pontos do jogador e do adversário na tela, em boas posições.</text:p>
        </text:list-item>
        <text:list-item>
          <text:p text:style-name="P6"/>
        </text:list-item>
      </text:list>
      <text:p text:style-name="P5"/>
      <text:p text:style-name="P1">Você Venceu</text:p>
      <text:list xml:id="list6834523294494918347" text:style-name="L5">
        <text:list-item>
          <text:p text:style-name="P7">Criar tela de “Você Venceu” (imagem de fundo e um título de vitória).</text:p>
        </text:list-item>
        <text:list-item>
          <text:p text:style-name="P7">Fazer o botão de voltar a tela inicial desse jogo, para jogar novamente, e o botão de voltar a tela de menu dos cinco jogos.</text:p>
        </text:list-item>
      </text:list>
      <text:p text:style-name="P5"/>
      <text:p text:style-name="P1">Você Perdeu</text:p>
      <text:list xml:id="list1944467468" text:continue-numbering="true" text:style-name="L5">
        <text:list-item>
          <text:p text:style-name="P7">Criar tela de “Você Perdeu” (imagem de fundo e um título de derrota).</text:p>
        </text:list-item>
        <text:list-item>
          <text:p text:style-name="P7">Fazer o botão de voltar a tela inicial desse jogo, para jogar novamente, e o botão de voltar a tela de menu dos cinco jogos.</text:p>
        </text:list-item>
      </text:list>
      <text:p text:style-name="P2"/>
      <text:p text:style-name="P1">ARKANOID:</text:p>
      <text:p text:style-name="P2"><text:tab/><text:tab/><text:tab/><text:tab/><text:tab/><text:tab/>Introdução</text:p>
      <text:list xml:id="list1440771991" text:continue-list="list2237685210369115893" text:style-name="L4">
        <text:list-item>
          <text:p text:style-name="P14"><text:span text:style-name="T1">Criar a introdução (desenhar a imagem de fundo) com a explicação de como jogar.</text:span></text:p>
        </text:list-item>
      </text:list>
      <text:list xml:id="list5524722148188477566" text:style-name="L6">
        <text:list-item>
          <text:p text:style-name="P8">Criar botão de começar o jogo.</text:p>
        </text:list-item>
        <text:list-item>
          <text:p text:style-name="P8">Criar botão de voltar ao menu dos jogos.</text:p>
        </text:list-item>
      </text:list>
      <text:p text:style-name="P5"/>
      <text:p text:style-name="P5"><text:tab/><text:tab/><text:tab/><text:tab/><text:tab/><text:tab/><text:span text:style-name="T2">Nível</text:span></text:p>
      <text:list xml:id="list1211426526" text:continue-numbering="true" text:style-name="L6">
        <text:list-item>
          <text:p text:style-name="P8">Desenhar a imagem de fundo.</text:p>
        </text:list-item>
        <text:list-item>
          <text:p text:style-name="P8">Colocar música de fundo e som de colisão da palheta, bola e blocos.</text:p>
        </text:list-item>
        <text:list-item>
          <text:p text:style-name="P8">Colocar os pontos e as vidas do jogador na tela, em boas posições.</text:p>
        </text:list-item>
        <text:list-item>
          <text:p text:style-name="P8"><text:soft-page-break/>Fazer os blocos serem destruídos quando os mesmo forem colididos com a bola.</text:p>
        </text:list-item>
        <text:list-item>
          <text:p text:style-name="P8">Se a bola sair da tela por baixo, não atingindo a palheta, o jogo deverá ser direcionado automaticamente para a tela de “Você Perdeu”.</text:p>
        </text:list-item>
        <text:list-item>
          <text:p text:style-name="P8">Colisão da bola com as paredes da direita, esquerda, cima, com os blocos e a palheta.</text:p>
        </text:list-item>
        <text:list-item>
          <text:p text:style-name="P8"/>
        </text:list-item>
      </text:list>
      <text:p text:style-name="P5"/>
      <text:p text:style-name="P1">Você Venceu</text:p>
      <text:list xml:id="list1056240394750942211" text:style-name="L7">
        <text:list-item>
          <text:p text:style-name="P9">Criar tela de “Você Venceu” (imagem de fundo e um título de vitória).</text:p>
        </text:list-item>
        <text:list-item>
          <text:p text:style-name="P9">Fazer o botão de voltar a tela inicial desse jogo, para jogar novamente, e o botão de voltar a tela de menu dos cinco jogos.</text:p>
        </text:list-item>
      </text:list>
      <text:p text:style-name="P5"/>
      <text:p text:style-name="P1">Você Perdeu</text:p>
      <text:list xml:id="list1335342636" text:continue-numbering="true" text:style-name="L7">
        <text:list-item>
          <text:p text:style-name="P9">Criar tela de “Você Perdeu” (imagem de fundo e um título de derrota).</text:p>
        </text:list-item>
        <text:list-item>
          <text:p text:style-name="P9">Fazer o botão de voltar a tela inicial desse jogo, para jogar novamente, e o botão de voltar a tela de menu dos cinco jogos.</text:p>
        </text:list-item>
      </text:list>
      <text:p text:style-name="P5"/>
      <text:p text:style-name="P1">SPACE INVADERS:</text:p>
      <text:p text:style-name="P2"><text:tab/><text:tab/><text:tab/><text:tab/><text:tab/><text:tab/>Introdução</text:p>
      <text:list xml:id="list934265816" text:continue-list="list1440771991" text:style-name="L4">
        <text:list-item>
          <text:p text:style-name="P14"><text:span text:style-name="T1">Criar a introdução (desenhar a imagem de fundo) com a explicação de como jogar.</text:span></text:p>
        </text:list-item>
      </text:list>
      <text:list xml:id="list1276720270572268236" text:style-name="L8">
        <text:list-item>
          <text:p text:style-name="P10">Criar botão de começar o jogo.</text:p>
        </text:list-item>
        <text:list-item>
          <text:p text:style-name="P10">Criar botão de voltar ao menu dos jogos.</text:p>
        </text:list-item>
      </text:list>
      <text:p text:style-name="P5"/>
      <text:p text:style-name="P5"><text:tab/><text:tab/><text:tab/><text:tab/><text:tab/><text:tab/><text:span text:style-name="T2">Nível</text:span></text:p>
      <text:list xml:id="list987320009" text:continue-numbering="true" text:style-name="L8">
        <text:list-item>
          <text:p text:style-name="P10">Desenhar a imagem de fundo.</text:p>
        </text:list-item>
        <text:list-item>
          <text:p text:style-name="P10">Colocar música de fundo e som de tiro, som de colisão dos tiros com o alvo, som do inimigo destruído e som da nave do jogador destruída.</text:p>
        </text:list-item>
        <text:list-item>
          <text:p text:style-name="P10">Colocar os pontos e as vidas do jogador na tela, em boas posições.</text:p>
        </text:list-item>
        <text:list-item>
          <text:p text:style-name="P10">Fazer a nave e os inimigos atirarem e os tiros terem colisão com o alvo.</text:p>
        </text:list-item>
        <text:list-item>
          <text:p text:style-name="P10">Fazer os inimigos irem para a esquerda e direita, depois descerem.</text:p>
        </text:list-item>
        <text:list-item>
          <text:p text:style-name="P10">Colisão das naves (do jogador e as inimigas) com as paredes de direita e esquerda.</text:p>
        </text:list-item>
        <text:list-item>
          <text:p text:style-name="P10"/>
        </text:list-item>
      </text:list>
      <text:p text:style-name="P5"/>
      <text:p text:style-name="P1">Você Venceu</text:p>
      <text:list xml:id="list2378157385286032241" text:style-name="L9">
        <text:list-item>
          <text:p text:style-name="P11">Criar tela de “Você Venceu” (imagem de fundo e um título de vitória).</text:p>
        </text:list-item>
        <text:list-item>
          <text:p text:style-name="P11">Fazer o botão de voltar a tela inicial desse jogo, para jogar novamente, e o botão de voltar a tela de menu dos cinco jogos.</text:p>
        </text:list-item>
      </text:list>
      <text:p text:style-name="P5"/>
      <text:p text:style-name="P1">Você Perdeu</text:p>
      <text:list xml:id="list1463428255" text:continue-numbering="true" text:style-name="L9">
        <text:list-item>
          <text:p text:style-name="P11">Criar tela de “Você Perdeu” (imagem de fundo e um título de derrota).</text:p>
        </text:list-item>
        <text:list-item>
          <text:p text:style-name="P11">Fazer o botão de voltar a tela inicial desse jogo, para jogar novamente, e o botão de voltar a tela de menu dos cinco jogos.</text:p>
        </text:list-item>
      </text:list>
      <text:p text:style-name="P5"/>
      <text:p text:style-name="P1">SHOOTER:</text:p>
      <text:p text:style-name="P2"><text:tab/><text:tab/><text:tab/><text:tab/><text:tab/><text:tab/>Introdução</text:p>
      <text:list xml:id="list1890650055" text:continue-list="list934265816" text:style-name="L4">
        <text:list-item>
          <text:p text:style-name="P14"><text:span text:style-name="T1">Criar a introdução (desenhar a imagem de fundo) com a explicação de como jogar.</text:span></text:p>
        </text:list-item>
      </text:list>
      <text:list xml:id="list6341651162206554915" text:style-name="L10">
        <text:list-item>
          <text:p text:style-name="P12">Criar botão de começar o jogo.</text:p>
        </text:list-item>
        <text:list-item>
          <text:p text:style-name="P12">Criar botão de voltar ao menu dos jogos.</text:p>
        </text:list-item>
      </text:list>
      <text:p text:style-name="P5"/>
      <text:p text:style-name="P5"><text:tab/><text:tab/><text:tab/><text:tab/><text:tab/><text:tab/><text:span text:style-name="T2">Nível</text:span></text:p>
      <text:list xml:id="list1022127087" text:continue-numbering="true" text:style-name="L10">
        <text:list-item>
          <text:p text:style-name="P12"><text:soft-page-break/>Desenhar a imagem de fundo.</text:p>
        </text:list-item>
        <text:list-item>
          <text:p text:style-name="P12">Colocar música de fundo, som de tiro, som de colisão dos tiros com os alvos, som do inimigo destruído, som da nave do jogador destruída.</text:p>
        </text:list-item>
        <text:list-item>
          <text:p text:style-name="P12">Colocar os pontos do jogador e do adversário na tela, em boas posições.</text:p>
        </text:list-item>
        <text:list-item>
          <text:p text:style-name="P12">Colisão da nave com as paredes de cima e baixo.</text:p>
        </text:list-item>
        <text:list-item>
          <text:p text:style-name="P12">Se a nave encostar na parede de cima, na de baixo, receber tiro dos inimigos, ou encostar neles, a nave perderá vida.</text:p>
        </text:list-item>
        <text:list-item>
          <text:p text:style-name="P12">Quando a vida da nave acabar ela será destruída e o jogo deverá ser direcionado automaticamente para a tela de “Você Perdeu”. </text:p>
        </text:list-item>
      </text:list>
      <text:p text:style-name="P5"/>
      <text:p text:style-name="P1">Você Venceu</text:p>
      <text:list xml:id="list4528975065314211982" text:style-name="L11">
        <text:list-item>
          <text:p text:style-name="P13">Criar tela de “Você Venceu” (imagem de fundo e um título de vitória).</text:p>
        </text:list-item>
        <text:list-item>
          <text:p text:style-name="P13">Fazer o botão de voltar a tela inicial desse jogo, para jogar novamente, e o botão de voltar a tela de menu dos cinco jogos.</text:p>
        </text:list-item>
      </text:list>
      <text:p text:style-name="P5"/>
      <text:p text:style-name="P1">Você Perdeu</text:p>
      <text:list xml:id="list202952570" text:continue-numbering="true" text:style-name="L11">
        <text:list-item>
          <text:p text:style-name="P13">Criar tela de “Você Perdeu” (imagem de fundo e um título de derrota).</text:p>
        </text:list-item>
        <text:list-item>
          <text:p text:style-name="P13">Fazer o botão de voltar a tela inicial desse jogo, para jogar novamente, e o botão de voltar a tela de menu dos cinco jog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08:59:30</meta:creation-date>
    <dc:date>2013-05-08T11:36:10</dc:date>
    <meta:editing-duration>PT6M26S</meta:editing-duration>
    <meta:editing-cycles>1</meta:editing-cycles>
    <meta:generator>OpenOffice.org/3.4.1$Unix OpenOffice.org_project/341m1$Build-9593</meta:generator>
    <meta:document-statistic meta:table-count="0" meta:image-count="0" meta:object-count="0" meta:page-count="3" meta:paragraph-count="81" meta:word-count="885" meta:character-count="4494"/>
  </office:meta>
</office:document-meta>
</file>